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2000" calcext:value-type="float">
            <text:p>2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4000" calcext:value-type="float">
            <text:p>4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6000" calcext:value-type="float">
            <text:p>6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8000" calcext:value-type="float">
            <text:p>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10000" calcext:value-type="float">
            <text:p>10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28000" calcext:value-type="float">
            <text:p>28.000,00</text:p>
          </table:table-cell>
          <table:table-cell table:style-name="ce69" table:formula="of:=[.C23]-[.D23]" office:value-type="float" office:value="10000" calcext:value-type="float">
            <text:p>10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28000" calcext:value-type="float">
            <text:p>28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28000" calcext:value-type="float">
            <text:p>28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28000" calcext:value-type="float">
            <text:p>28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6000" calcext:value-type="float">
            <text:p>6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7800" calcext:value-type="float">
            <text:p>7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7800" calcext:value-type="float">
            <text:p>7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28000" calcext:value-type="float">
            <text:p>28.000,00</text:p>
          </table:table-cell>
          <table:table-cell table:style-name="ce162"/>
          <table:table-cell table:style-name="ce164" table:formula="of:=[.F9]+[.D10]-[.E10]" office:value-type="float" office:value="-71008.72" calcext:value-type="float">
            <text:p>-7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7800" calcext:value-type="float">
            <text:p>7.800,00</text:p>
          </table:table-cell>
          <table:table-cell table:style-name="ce162"/>
          <table:table-cell table:style-name="ce164" table:formula="of:=[.F10]+[.D11]-[.E11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63208.72" calcext:value-type="float">
            <text:p>-63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63491.77" calcext:value-type="float">
            <text:p>-63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63491.77" calcext:value-type="float">
            <text:p>-63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63491.77" calcext:value-type="float">
            <text:p>-63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63491.77" calcext:value-type="float">
            <text:p>-63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4]-[.E4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4]+[.D5]-[.E5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5]+[.D6]-[.E6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7]+[.D8]-[.E8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8]+[.D9]-[.E9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9]+[.D10]-[.E10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1" table:formula="of:=SUM([.C4:.C10])" office:value-type="float" office:value="6000" calcext:value-type="float">
            <text:p>6000</text:p>
          </table:table-cell>
          <table:table-cell table:style-name="ce71" table:formula="of:=SUM([.D4:.D10])" office:value-type="float" office:value="6000" calcext:value-type="float">
            <text:p>6000</text:p>
          </table:table-cell>
          <table:table-cell table:style-name="ce71"/>
          <table:table-cell table:formula="of:=[.F10]+[.D11]-[.E11]" office:value-type="float" office:value="5856.21" calcext:value-type="float">
            <text:p>5.856,2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ŞUBAT</text:p>
          </table:table-cell>
          <table:table-cell table:number-columns-repeated="3"/>
          <table:table-cell table:formula="of:=[.F11]+[.D12]-[.E12]" office:value-type="float" office:value="5856.21" calcext:value-type="float">
            <text:p>5.856,21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4663.41" calcext:value-type="float">
            <text:p>4.663,41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3661.41" calcext:value-type="float">
            <text:p>3.661,41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2659.41" calcext:value-type="float">
            <text:p>2.659,41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4659.41" calcext:value-type="float">
            <text:p>4.659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6]+[.D17]-[.E17]" office:value-type="float" office:value="4659.41" calcext:value-type="float">
            <text:p>4.659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RT</text:p>
          </table:table-cell>
          <table:table-cell table:number-columns-repeated="3"/>
          <table:table-cell table:formula="of:=[.F17]+[.D18]-[.E18]" office:value-type="float" office:value="4659.41" calcext:value-type="float">
            <text:p>4.65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8]+[.D19]-[.E19]" office:value-type="float" office:value="6409.41" calcext:value-type="float">
            <text:p>6.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9]+[.D20]-[.E20]" office:value-type="float" office:value="4659.41" calcext:value-type="float">
            <text:p>4.659,41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3656.41" calcext:value-type="float">
            <text:p>3.656,41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2653.41" calcext:value-type="float">
            <text:p>2.653,41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2]+[.D23]-[.E23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NİSAN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5]+[.D26]-[.E26]" office:value-type="float" office:value="10653.41" calcext:value-type="float">
            <text:p>10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6]+[.D27]-[.E27]" office:value-type="float" office:value="10653.41" calcext:value-type="float">
            <text:p>10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7]+[.D28]-[.E28]" office:value-type="float" office:value="9653.41" calcext:value-type="float">
            <text:p>9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8]+[.D29]-[.E29]" office:value-type="float" office:value="8153.41" calcext:value-type="float">
            <text:p>8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9]+[.D30]-[.E30]" office:value-type="float" office:value="11153.41" calcext:value-type="float">
            <text:p>11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0]+[.D31]-[.E31]" office:value-type="float" office:value="10853.41" calcext:value-type="float">
            <text:p>10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1]+[.D32]-[.E32]" office:value-type="float" office:value="11153.41" calcext:value-type="float">
            <text:p>11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2]+[.D33]-[.E33]" office:value-type="float" office:value="25653.41" calcext:value-type="float">
            <text:p>25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3]+[.D34]-[.E34]" office:value-type="float" office:value="26503.41" calcext:value-type="float">
            <text:p>26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4]+[.D35]-[.E35]" office:value-type="float" office:value="25653.41" calcext:value-type="float">
            <text:p>25.65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35]+[.D36]-[.E36]" office:value-type="float" office:value="25653.41" calcext:value-type="float">
            <text:p>25.65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YIS</text:p>
          </table:table-cell>
          <table:table-cell table:number-columns-repeated="3"/>
          <table:table-cell table:formula="of:=[.F36]+[.D37]-[.E37]" office:value-type="float" office:value="25653.41" calcext:value-type="float">
            <text:p>25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7]+[.D38]-[.E38]" office:value-type="float" office:value="25153.41" calcext:value-type="float">
            <text:p>2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8]+[.D39]-[.E39]" office:value-type="float" office:value="25153.41" calcext:value-type="float">
            <text:p>25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9]+[.D40]-[.E40]" office:value-type="float" office:value="27153.41" calcext:value-type="float">
            <text:p>27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0]+[.D41]-[.E41]" office:value-type="float" office:value="28153.41" calcext:value-type="float">
            <text:p>28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1]+[.D42]-[.E42]" office:value-type="float" office:value="28153.41" calcext:value-type="float">
            <text:p>28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2]+[.D43]-[.E43]" office:value-type="float" office:value="29153.41" calcext:value-type="float">
            <text:p>29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3]+[.D44]-[.E44]" office:value-type="float" office:value="27143.41" calcext:value-type="float">
            <text:p>27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4]+[.D45]-[.E45]" office:value-type="float" office:value="27443.41" calcext:value-type="float">
            <text:p>27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5]+[.D46]-[.E46]" office:value-type="float" office:value="27143.41" calcext:value-type="float">
            <text:p>27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46]+[.D47]-[.E47]" office:value-type="float" office:value="30143.41" calcext:value-type="float">
            <text:p>30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7]+[.D48]-[.E48]" office:value-type="float" office:value="30143.41" calcext:value-type="float">
            <text:p>30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8]+[.D49]-[.E49]" office:value-type="float" office:value="32893.41" calcext:value-type="float">
            <text:p>32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49]+[.D50]-[.E50]" office:value-type="float" office:value="32893.41" calcext:value-type="float">
            <text:p>32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0]+[.D51]-[.E51]" office:value-type="float" office:value="33893.41" calcext:value-type="float">
            <text:p>33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F51]+[.D52]-[.E52]" office:value-type="float" office:value="34743.41" calcext:value-type="float">
            <text:p>34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6"/>850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2]+[.D53]-[.E53]" office:value-type="float" office:value="33893.41" calcext:value-type="float">
            <text:p>33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3]+[.D54]-[.E54]" office:value-type="float" office:value="34893.41" calcext:value-type="float">
            <text:p>34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4]+[.D55]-[.E55]" office:value-type="float" office:value="33893.41" calcext:value-type="float">
            <text:p>33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5]+[.D56]-[.E56]" office:value-type="float" office:value="31883.41" calcext:value-type="float">
            <text:p>31.88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38:.C56])" office:value-type="float" office:value="13600" calcext:value-type="float">
            <text:p>13600</text:p>
          </table:table-cell>
          <table:table-cell table:style-name="ce71" table:formula="of:=SUM([.D38:.D56])" office:value-type="float" office:value="12900" calcext:value-type="float">
            <text:p>12900</text:p>
          </table:table-cell>
          <table:table-cell/>
          <table:table-cell table:formula="of:=[.F56]+[.D57]-[.E57]" office:value-type="float" office:value="44783.41" calcext:value-type="float">
            <text:p>44.78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HAZİRAN</text:p>
          </table:table-cell>
          <table:table-cell table:number-columns-repeated="3"/>
          <table:table-cell table:formula="of:=[.F57]+[.D58]-[.E58]" office:value-type="float" office:value="44783.41" calcext:value-type="float">
            <text:p>44.7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8]+[.D59]-[.E59]" office:value-type="float" office:value="46783.41" calcext:value-type="float">
            <text:p>46.7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9]+[.D60]-[.E60]" office:value-type="float" office:value="47783.41" calcext:value-type="float">
            <text:p>47.7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0]+[.D61]-[.E61]" office:value-type="float" office:value="49183.41" calcext:value-type="float">
            <text:p>49.1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1]+[.D62]-[.E62]" office:value-type="float" office:value="47171.41" calcext:value-type="float">
            <text:p>47.171,41</text:p>
          </table:table-cell>
        </table:table-row>
        <table:table-row table:style-name="ro1">
          <table:table-cell table:number-columns-repeated="2"/>
          <table:table-cell table:style-name="ce71" table:formula="of:=SUM([.C59:.C62])" office:value-type="float" office:value="3000" calcext:value-type="float">
            <text:p>3000</text:p>
          </table:table-cell>
          <table:table-cell table:style-name="ce71" table:formula="of:=SUM([.D59:.D62])" office:value-type="float" office:value="4400" calcext:value-type="float">
            <text:p>4400</text:p>
          </table:table-cell>
          <table:table-cell table:style-name="Default"/>
          <table:table-cell table:formula="of:=[.F62]+[.D63]-[.E63]" office:value-type="float" office:value="51571.41" calcext:value-type="float">
            <text:p>51.571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TEMMUZ</text:p>
          </table:table-cell>
          <table:table-cell table:number-columns-repeated="3"/>
          <table:table-cell table:formula="of:=[.F63]+[.D64]-[.E64]" office:value-type="float" office:value="51571.41" calcext:value-type="float">
            <text:p>51.5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4]+[.D65]-[.E65]" office:value-type="float" office:value="60571.41" calcext:value-type="float">
            <text:p>60.5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5]+[.D66]-[.E66]" office:value-type="float" office:value="61571.41" calcext:value-type="float">
            <text:p>61.5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6]+[.D67]-[.E67]" office:value-type="float" office:value="60571.41" calcext:value-type="float">
            <text:p>60.5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7]+[.D68]-[.E68]" office:value-type="float" office:value="58557.41" calcext:value-type="float">
            <text:p>58.5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8]+[.D69]-[.E69]" office:value-type="float" office:value="53557.41" calcext:value-type="float">
            <text:p>53.5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69]+[.D70]-[.E70]" office:value-type="float" office:value="50557.41" calcext:value-type="float">
            <text:p>50.5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47557.41" calcext:value-type="float">
            <text:p>47.557,41</text:p>
          </table:table-cell>
        </table:table-row>
        <table:table-row table:style-name="ro1">
          <table:table-cell table:number-columns-repeated="2"/>
          <table:table-cell table:style-name="ce71" table:formula="of:=SUM([.C65:.C71])" office:value-type="float" office:value="15000" calcext:value-type="float">
            <text:p>15000</text:p>
          </table:table-cell>
          <table:table-cell table:style-name="ce71" table:formula="of:=SUM([.D65:.D71])" office:value-type="float" office:value="10000" calcext:value-type="float">
            <text:p>10000</text:p>
          </table:table-cell>
          <table:table-cell/>
          <table:table-cell table:formula="of:=[.F71]+[.D72]-[.E72]" office:value-type="float" office:value="57557.41" calcext:value-type="float">
            <text:p>57.557,41</text:p>
          </table:table-cell>
        </table:table-row>
        <table:table-row table:style-name="ro1">
          <table:table-cell/>
          <table:table-cell table:style-name="ce71" office:value-type="string" calcext:value-type="string">
            <text:p>AĞUSTOS</text:p>
          </table:table-cell>
          <table:table-cell table:number-columns-repeated="3"/>
          <table:table-cell table:formula="of:=[.F72]+[.D73]-[.E73]" office:value-type="float" office:value="57557.41" calcext:value-type="float">
            <text:p>57.5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3]+[.D74]-[.E74]" office:value-type="float" office:value="58557.41" calcext:value-type="float">
            <text:p>58.5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4]+[.D75]-[.E75]" office:value-type="float" office:value="60557.41" calcext:value-type="float">
            <text:p>60.5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5]+[.D76]-[.E76]" office:value-type="float" office:value="79557.41" calcext:value-type="float">
            <text:p>79.5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6]+[.D77]-[.E77]" office:value-type="float" office:value="84557.41" calcext:value-type="float">
            <text:p>84.5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7]+[.D78]-[.E78]" office:value-type="float" office:value="88557.41" calcext:value-type="float">
            <text:p>88.5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8]+[.D79]-[.E79]" office:value-type="float" office:value="86341.41" calcext:value-type="float">
            <text:p>86.3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79]+[.D80]-[.E80]" office:value-type="float" office:value="85941.41" calcext:value-type="float">
            <text:p>85.9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0]+[.D81]-[.E81]" office:value-type="float" office:value="84141.41" calcext:value-type="float">
            <text:p>84.1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1]+[.D82]-[.E82]" office:value-type="float" office:value="83141.41" calcext:value-type="float">
            <text:p>83.1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2]+[.D83]-[.E83]" office:value-type="float" office:value="82291.41" calcext:value-type="float">
            <text:p>82.291,41</text:p>
          </table:table-cell>
        </table:table-row>
        <table:table-row table:style-name="ro1">
          <table:table-cell table:number-columns-repeated="2"/>
          <table:table-cell table:style-name="ce71" table:formula="of:=SUM([.C74:.C83])" office:value-type="float" office:value="31000" calcext:value-type="float">
            <text:p>31000</text:p>
          </table:table-cell>
          <table:table-cell table:style-name="ce71" table:formula="of:=SUM([.D74:.D83])" office:value-type="float" office:value="31000" calcext:value-type="float">
            <text:p>31000</text:p>
          </table:table-cell>
          <table:table-cell/>
          <table:table-cell table:formula="of:=[.F83]+[.D84]-[.E84]" office:value-type="float" office:value="113291.41" calcext:value-type="float">
            <text:p>113.291,41</text:p>
          </table:table-cell>
        </table:table-row>
        <table:table-row table:style-name="ro1">
          <table:table-cell/>
          <table:table-cell table:style-name="ce71"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84]+[.D85]-[.E85]" office:value-type="float" office:value="113291.41" calcext:value-type="float">
            <text:p>113.2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85]+[.D86]-[.E86]" office:value-type="float" office:value="113291.41" calcext:value-type="float">
            <text:p>113.2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86]+[.D87]-[.E87]" office:value-type="float" office:value="118291.41" calcext:value-type="float">
            <text:p>118.2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7]+[.D88]-[.E88]" office:value-type="float" office:value="119291.41" calcext:value-type="float">
            <text:p>119.2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table:formula="of:=[.F88]+[.D89]-[.E89]" office:value-type="float" office:value="119291.41" calcext:value-type="float">
            <text:p>119.2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3000" calcext:value-type="float">
            <text:p>43000</text:p>
          </table:table-cell>
          <table:table-cell office:value-type="float" office:value="30000" calcext:value-type="float">
            <text:p>30.000,00</text:p>
          </table:table-cell>
          <table:table-cell/>
          <table:table-cell table:formula="of:=[.F89]+[.D90]-[.E90]" office:value-type="float" office:value="149291.41" calcext:value-type="float">
            <text:p>149.2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90]+[.D91]-[.E91]" office:value-type="float" office:value="162291.41" calcext:value-type="float">
            <text:p>162.2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1]+[.D92]-[.E92]" office:value-type="float" office:value="161291.41" calcext:value-type="float">
            <text:p>161.2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92]+[.D93]-[.E93]" office:value-type="float" office:value="174291.41" calcext:value-type="float">
            <text:p>174.2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3]+[.D94]-[.E94]" office:value-type="float" office:value="161291.41" calcext:value-type="float">
            <text:p>161.2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4]+[.D95]-[.E95]" office:value-type="float" office:value="154291.41" calcext:value-type="float">
            <text:p>154.2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5]+[.D96]-[.E96]" office:value-type="float" office:value="133291.41" calcext:value-type="float">
            <text:p>133.2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6]+[.D97]-[.E97]" office:value-type="float" office:value="130882.41" calcext:value-type="float">
            <text:p>130.8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97]+[.D98]-[.E98]" office:value-type="float" office:value="120182.41" calcext:value-type="float">
            <text:p>120.1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/>
          <table:table-cell office:value-type="float" office:value="24000" calcext:value-type="float">
            <text:p>24.000,00</text:p>
          </table:table-cell>
          <table:table-cell/>
          <table:table-cell table:formula="of:=[.F98]+[.D99]-[.E99]" office:value-type="float" office:value="144182.41" calcext:value-type="float">
            <text:p>144.182,41</text:p>
          </table:table-cell>
        </table:table-row>
        <table:table-row table:style-name="ro1">
          <table:table-cell table:number-columns-repeated="2"/>
          <table:table-cell table:style-name="ce71" table:formula="of:=SUM([.C86:.C99])" office:value-type="float" office:value="127000" calcext:value-type="float">
            <text:p>127000</text:p>
          </table:table-cell>
          <table:table-cell table:style-name="ce71" table:formula="of:=SUM([.D86:.D99])" office:value-type="float" office:value="86000" calcext:value-type="float">
            <text:p>86000</text:p>
          </table:table-cell>
          <table:table-cell/>
          <table:table-cell table:formula="of:=[.F99]+[.D100]-[.E100]" office:value-type="float" office:value="230182.41" calcext:value-type="float">
            <text:p>230.182,41</text:p>
          </table:table-cell>
        </table:table-row>
        <table:table-row table:style-name="ro1">
          <table:table-cell/>
          <table:table-cell table:style-name="ce71" office:value-type="string" calcext:value-type="string">
            <text:p>EKİM</text:p>
          </table:table-cell>
          <table:table-cell table:number-columns-repeated="3"/>
          <table:table-cell table:formula="of:=[.F100]+[.D101]-[.E101]" office:value-type="float" office:value="230182.41" calcext:value-type="float">
            <text:p>230.1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1]+[.D102]-[.E102]" office:value-type="float" office:value="230182.41" calcext:value-type="float">
            <text:p>230.1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2]+[.D103]-[.E103]" office:value-type="float" office:value="230182.41" calcext:value-type="float">
            <text:p>230.1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3]+[.D104]-[.E104]" office:value-type="float" office:value="234182.41" calcext:value-type="float">
            <text:p>234.1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234182.41" calcext:value-type="float">
            <text:p>234.1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05]+[.D106]-[.E106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06]+[.D107]-[.E107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07]+[.D108]-[.E108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08]+[.D109]-[.E109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09]+[.D110]-[.E110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11]+[.D112]-[.E112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5"/>
          <table:table-cell table:formula="of:=[.F112]+[.D113]-[.E113]" office:value-type="float" office:value="234182.41" calcext:value-type="float">
            <text:p>234.182,41</text:p>
          </table:table-cell>
        </table:table-row>
        <table:table-row table:style-name="ro1">
          <table:table-cell table:number-columns-repeated="2"/>
          <table:table-cell table:style-name="ce71" table:formula="of:=SUM([.C102:.C113])" office:value-type="float" office:value="7000" calcext:value-type="float">
            <text:p>7000</text:p>
          </table:table-cell>
          <table:table-cell table:style-name="ce71" table:formula="of:=SUM([.D102:.D113])" office:value-type="float" office:value="4000" calcext:value-type="float">
            <text:p>4000</text:p>
          </table:table-cell>
          <table:table-cell/>
          <table:table-cell table:formula="of:=[.F113]+[.D114]-[.E114]" office:value-type="float" office:value="238182.41" calcext:value-type="float">
            <text:p>238.182,41</text:p>
          </table:table-cell>
        </table:table-row>
        <table:table-row table:style-name="ro1">
          <table:table-cell/>
          <table:table-cell table:style-name="ce71" office:value-type="string" calcext:value-type="string">
            <text:p>KASIM</text:p>
          </table:table-cell>
          <table:table-cell table:number-columns-repeated="3"/>
          <table:table-cell table:formula="of:=[.F114]+[.D115]-[.E115]" office:value-type="float" office:value="238182.41" calcext:value-type="float">
            <text:p>238.1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5]+[.D116]-[.E116]" office:value-type="float" office:value="238182.41" calcext:value-type="float">
            <text:p>238.1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16]+[.D117]-[.E117]" office:value-type="float" office:value="238182.41" calcext:value-type="float">
            <text:p>238.18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17]+[.D118]-[.E118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18]+[.D119]-[.E119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19]+[.D120]-[.E120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0]+[.D121]-[.E121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1]+[.D122]-[.E122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2]+[.D123]-[.E123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238182.41" calcext:value-type="float">
            <text:p>238.182,41</text:p>
          </table:table-cell>
        </table:table-row>
        <table:table-row table:style-name="ro1">
          <table:table-cell/>
          <table:table-cell table:style-name="ce71" office:value-type="string" calcext:value-type="string">
            <text:p>ARALIK</text:p>
          </table:table-cell>
          <table:table-cell table:number-columns-repeated="3"/>
          <table:table-cell table:formula="of:=[.F128]+[.D129]-[.E129]" office:value-type="float" office:value="238182.41" calcext:value-type="float">
            <text:p>238.1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9]+[.D130]-[.E130]" office:value-type="float" office:value="238182.41" calcext:value-type="float">
            <text:p>238.18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0]+[.D131]-[.E131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238182.41" calcext:value-type="float">
            <text:p>238.182,41</text:p>
          </table:table-cell>
        </table:table-row>
        <table:table-row table:style-name="ro1">
          <table:table-cell table:number-columns-repeated="5"/>
          <table:table-cell table:formula="of:=[.F132]+[.D133]-[.E133]" office:value-type="float" office:value="238182.41" calcext:value-type="float">
            <text:p>238.182,41</text:p>
          </table:table-cell>
        </table:table-row>
        <table:table-row table:style-name="ro1" table:number-rows-repeated="10484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8:14:45.53946483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6T14:05:35.258338814</dc:date>
    <meta:editing-duration>P1DT20H3M43S</meta:editing-duration>
    <meta:editing-cycles>145</meta:editing-cycles>
    <meta:generator>LibreOffice/7.1.6.2$Linux_X86_64 LibreOffice_project/10$Build-2</meta:generator>
    <meta:document-statistic meta:table-count="4" meta:cell-count="678" meta:object-count="0"/>
  </office:meta>
</office:document-meta>
</file>